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a41" officeooo:paragraph-rsid="0004ca41"/>
    </style:style>
    <style:style style:name="P2" style:family="paragraph" style:parent-style-name="Standard">
      <style:text-properties fo:font-weight="bold" officeooo:rsid="0004ca41" officeooo:paragraph-rsid="0004ca41" style:font-weight-asian="bold" style:font-weight-complex="bold"/>
    </style:style>
    <style:style style:name="P3" style:family="paragraph" style:parent-style-name="Standard">
      <style:text-properties fo:font-weight="bold" officeooo:rsid="0005d721" officeooo:paragraph-rsid="0005d721" style:font-weight-asian="bold" style:font-weight-complex="bold"/>
    </style:style>
    <style:style style:name="P4" style:family="paragraph" style:parent-style-name="Standard">
      <style:text-properties fo:font-weight="bold" officeooo:rsid="00070854" officeooo:paragraph-rsid="00070854" style:font-weight-asian="bold" style:font-weight-complex="bold"/>
    </style:style>
    <style:style style:name="P5" style:family="paragraph" style:parent-style-name="Standard">
      <style:text-properties fo:font-weight="normal" officeooo:rsid="0004ca41" officeooo:paragraph-rsid="0004ca41" style:font-weight-asian="normal" style:font-weight-complex="normal"/>
    </style:style>
    <style:style style:name="P6" style:family="paragraph" style:parent-style-name="Standard">
      <style:text-properties fo:font-weight="normal" officeooo:rsid="0005d721" officeooo:paragraph-rsid="0005d721" style:font-weight-asian="normal" style:font-weight-complex="normal"/>
    </style:style>
    <style:style style:name="P7" style:family="paragraph" style:parent-style-name="Standard">
      <style:text-properties fo:font-weight="normal" officeooo:rsid="00070854" officeooo:paragraph-rsid="00070854" style:font-weight-asian="normal" style:font-weight-complex="normal"/>
    </style:style>
    <style:style style:name="P8" style:family="paragraph" style:parent-style-name="Standard">
      <style:text-properties officeooo:paragraph-rsid="00070854"/>
    </style:style>
    <style:style style:name="T1" style:family="text">
      <style:text-properties fo:font-weight="normal" officeooo:rsid="00070854" style:font-weight-asian="normal" style:font-weight-complex="normal"/>
    </style:style>
    <style:style style:name="T2" style:family="text">
      <style:text-properties fo:font-weight="normal" officeooo:rsid="0008461c" style:font-weight-asian="normal" style:font-weight-complex="normal"/>
    </style:style>
    <style:style style:name="T3" style:family="text">
      <style:text-properties officeooo:rsid="0005d721"/>
    </style:style>
    <style:style style:name="T4" style:family="text">
      <style:text-properties officeooo:rsid="00070854"/>
    </style:style>
    <style:style style:name="T5" style:family="text">
      <style:text-properties officeooo:rsid="000846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 Cervantes</text:p>
      <text:p text:style-name="P1"/>
      <text:p text:style-name="P2">Part 1</text:p>
      <text:p text:style-name="P2"/>
      <text:p text:style-name="P5"><text:tab/>1)We have 3 machines, user, attacker, and victim. They all appear to be on the same network while the OVS plays the role of the network switch</text:p>
      <text:p text:style-name="P5"><text:tab/></text:p>
      <text:p text:style-name="P5"><text:tab/>2)My guess is that the attacker will try to go through the user to somehow connect and send bad things to the victim that will ruin their day.</text:p>
      <text:p text:style-name="P5"/>
      <text:p text:style-name="P5"><text:tab/><text:span text:style-name="T3">3)A network switch puts different machines all on the same network so that they can talk to each other and the world outside of them</text:span></text:p>
      <text:p text:style-name="P5"/>
      <text:p text:style-name="P3">Part 2</text:p>
      <text:p text:style-name="P6"/>
      <text:p text:style-name="P6"><text:tab/>2)A network protocol are the rules and regulations for communication over a network. SSH lets us interact with these protocols in a relatively easy manner.</text:p>
      <text:p text:style-name="P6"/>
      <text:p text:style-name="P4">Part 3</text:p>
      <text:p text:style-name="P4">Victim </text:p>
      <text:p text:style-name="P7">│cervante@user:~$ ping victim</text:p>
      <text:p text:style-name="P7"><text:s text:c="102"/>│PING victim-link-0 (10.10.1.1) 56(84) bytes of data.</text:p>
      <text:p text:style-name="P7"><text:s text:c="102"/>│64 bytes from victim-link-0 (10.10.1.1): icmp_seq=1 ttl=63 time=0.801 ms</text:p>
      <text:p text:style-name="P7"><text:s text:c="102"/>│64 bytes from victim-link-0 (10.10.1.1): icmp_seq=2 ttl=63 time=1.58 ms</text:p>
      <text:p text:style-name="P7"><text:s text:c="102"/>│64 bytes from victim-link-0 (10.10.1.1): icmp_seq=3 ttl=63 time=1.41 ms</text:p>
      <text:p text:style-name="P7"><text:s text:c="102"/>│64 bytes from victim-link-0 (10.10.1.1): icmp_seq=4 ttl=63 time=1.61 ms</text:p>
      <text:p text:style-name="P7"><text:s text:c="102"/>│64 bytes from victim-link-0 (10.10.1.1): icmp_seq=5 ttl=63 time=0.779 ms</text:p>
      <text:p text:style-name="P7"><text:s text:c="102"/>│^C</text:p>
      <text:p text:style-name="P7"><text:s text:c="102"/>│--- victim-link-0 ping statistics ---</text:p>
      <text:p text:style-name="P7"><text:s text:c="102"/>│5 packets transmitted, 5 received, 0% packet loss, time 4005ms</text:p>
      <text:p text:style-name="P7"><text:s text:c="102"/>│rtt min/avg/max/mdev = 0.779/1.238/1.612/0.375 ms</text:p>
      <text:p text:style-name="P7"><text:s text:c="102"/>│cervante@user:~$ </text:p>
      <text:p text:style-name="P4"/>
      <text:p text:style-name="P4">User</text:p>
      <text:p text:style-name="P7">cervante@victim:~$ sudo tcpdump -i eth1</text:p>
      <text:p text:style-name="P7"><text:s text:c="102"/>│tcpdump: verbose output suppressed, use -v or -vv for full protocol decode</text:p>
      <text:p text:style-name="P7"><text:s text:c="102"/>│listening on eth1, link-type EN10MB (Ethernet), capture size 262144 bytes</text:p>
      <text:p text:style-name="P7"><text:s text:c="102"/>│22:15:49.391522 IP user-link-2 &gt; victim-link-0: ICMP echo request, id 1488, seq 1, length 64</text:p>
      <text:p text:style-name="P7"><text:soft-page-break/><text:s text:c="102"/>│22:15:49.391579 IP victim-link-0 &gt; user-link-2: ICMP echo reply, id 1488, seq 1, length 64</text:p>
      <text:p text:style-name="P7"><text:s text:c="102"/>│22:15:50.393303 IP user-link-2 &gt; victim-link-0: ICMP echo request, id 1488, seq 2, length 64</text:p>
      <text:p text:style-name="P7"><text:s text:c="102"/>│22:15:50.393354 IP victim-link-0 &gt; user-link-2: ICMP echo reply, id 1488, seq 2, length 64</text:p>
      <text:p text:style-name="P7"><text:s text:c="102"/>│22:15:51.394494 IP user-link-2 &gt; victim-link-0: ICMP echo request, id 1488, seq 3, length 64</text:p>
      <text:p text:style-name="P7"><text:s text:c="102"/>│22:15:51.394546 IP victim-link-0 &gt; user-link-2: ICMP echo reply, id 1488, seq 3, length 64</text:p>
      <text:p text:style-name="P7"><text:s text:c="102"/>│22:15:52.395892 IP user-link-2 &gt; victim-link-0: ICMP echo request, id 1488, seq 4, length 64</text:p>
      <text:p text:style-name="P7"/>
      <text:p text:style-name="P7"><text:tab/>7)Ping uses milliseconds</text:p>
      <text:p text:style-name="P7"><text:tab/></text:p>
      <text:p text:style-name="P8"><text:span text:style-name="T1"><text:s text:c="12"/>8) R</text:span>ound-trip time (<text:span text:style-name="Emphasis">RTT</text:span>) is the length of time it takes for a signal to be sent plus the length of time it takes <text:span text:style-name="T4">to be confirmed. Wikipedia.</text:span></text:p>
      <text:p text:style-name="P8"/>
      <text:p text:style-name="P8"><text:span text:style-name="T4"><text:s text:c="11"/>9) Our pings are relatively long for just communicating within the same network.</text:span></text:p>
      <text:p text:style-name="P8"/>
      <text:p text:style-name="P4">Part 4</text:p>
      <text:p text:style-name="P7"/>
      <text:p text:style-name="P7"><text:tab/>4) <text:s/>│cervante@user:~$ iperf -c victim</text:p>
      <text:p text:style-name="P7"><text:s text:c="51"/>│-------------------------------------------------</text:p>
      <text:p text:style-name="P7"><text:s text:c="51"/>│-----------</text:p>
      <text:p text:style-name="P7"><text:s text:c="51"/>│Client connecting to victim, TCP port 5001</text:p>
      <text:p text:style-name="P7"><text:s text:c="51"/>│TCP window size: 85.0 KByte (default)</text:p>
      <text:p text:style-name="P7"><text:s text:c="51"/>│-------------------------------------------------</text:p>
      <text:p text:style-name="P7"><text:s text:c="51"/>│-----------</text:p>
      <text:p text:style-name="P7"><text:s text:c="51"/>│[ <text:s/>3] local 10.10.3.2 port 40918 connected with 1</text:p>
      <text:p text:style-name="P7"><text:s text:c="51"/>│0.10.1.1 port 5001</text:p>
      <text:p text:style-name="P7"><text:s text:c="51"/>│[ ID] Interval <text:s text:c="6"/>Transfer <text:s text:c="4"/>Bandwidth</text:p>
      <text:p text:style-name="P7"><text:s text:c="51"/>│[ <text:s/>3] <text:s/>0.0-10.0 sec <text:s text:c="2"/>116 MBytes <text:s/>97.2 Mbits/sec</text:p>
      <text:p text:style-name="P7"/>
      <text:p text:style-name="P7"><text:tab/>9)There is a bunch of traffic communication between the user and victim. Showing up insanely fast.</text:p>
      <text:p text:style-name="P7"/>
      <text:p text:style-name="P7"><text:tab/>10) The OVS machine is overwhelmed with a bunch of meaningless packets</text:p>
      <text:p text:style-name="P7"/>
      <text:p text:style-name="P7"><text:tab/>11) Yes it is going much faster than previously</text:p>
      <text:p text:style-name="P7"/>
      <text:p text:style-name="P4">Part 5, <text:span text:style-name="T5">6, &amp; 7</text:span></text:p>
      <text:p text:style-name="P4"><text:tab/><text:span text:style-name="T2">SFTP was not working at all. For some reason it was asking for the OVS machines password which we had problems with before. I then tried to create a shared folder with my host machine and it still wouldn’t work so I couldn’t open the saved file in Wireshark</text:span></text:p>
      <text:p text:style-name="P4"/>
      <text:p text:style-name="P8"/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8:49:02.883560316</meta:creation-date>
    <meta:generator>LibreOffice/6.1.2.1$Linux_X86_64 LibreOffice_project/10$Build-1</meta:generator>
    <dc:date>2019-03-26T21:45:36.851619654</dc:date>
    <meta:editing-duration>P2DT2M48S</meta:editing-duration>
    <meta:editing-cycles>3</meta:editing-cycles>
    <meta:document-statistic meta:table-count="0" meta:image-count="0" meta:object-count="0" meta:page-count="3" meta:paragraph-count="54" meta:word-count="501" meta:character-count="5786" meta:non-whitespace-character-count="2733"/>
  </office:meta>
</office:document-meta>
</file>